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Noto Sans CJK SC Regular" svg:font-family="Noto Sans CJK SC Regular" style:font-family-generic="system" style:font-pitch="variable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</style:style>
    <style:style style:name="T2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3" style:parent-style-name="Standard" style:family="paragraph">
      <style:paragraph-properties fo:text-align="center" fo:line-height="150%"/>
    </style:style>
    <style:style style:name="T4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</style:style>
    <style:style style:name="T6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</style:style>
    <style:style style:name="T8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9" style:parent-style-name="Standard" style:family="paragraph">
      <style:paragraph-properties fo:text-align="center" fo:line-height="150%"/>
    </style:style>
    <style:style style:name="T1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7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8" style:parent-style-name="Times14_РИО2" style:family="paragraph">
      <style:paragraph-properties fo:text-align="center" fo:line-height="150%" fo:text-indent="0in"/>
    </style:style>
    <style:style style:name="T19" style:parent-style-name="Названиекниги" style:family="text">
      <style:text-properties fo:text-transform="uppercase" style:font-size-complex="14pt"/>
    </style:style>
    <style:style style:name="P20" style:parent-style-name="Standard" style:family="paragraph">
      <style:paragraph-properties fo:text-align="center" fo:line-height="150%"/>
    </style:style>
    <style:style style:name="T2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2" style:parent-style-name="Основнойшрифтабзаца" style:family="text">
      <style:text-properties fo:font-weight="bold" style:font-weight-asian="bold" fo:color="#FF0000" fo:font-size="14pt" style:font-size-asian="14pt" style:font-size-complex="14pt"/>
    </style:style>
    <style:style style:name="T2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4" style:parent-style-name="Standard" style:family="paragraph">
      <style:paragraph-properties fo:text-align="center" fo:line-height="150%"/>
    </style:style>
    <style:style style:name="T2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7" style:parent-style-name="Основнойшрифтабзаца" style:family="text">
      <style:text-properties fo:font-weight="bold" style:font-weight-asian="bold"/>
    </style:style>
    <style:style style:name="P28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29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30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31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32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3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6" style:family="table-column">
      <style:table-column-properties style:column-width="2.8666in" style:use-optimal-column-width="false"/>
    </style:style>
    <style:style style:name="TableColumn37" style:family="table-column">
      <style:table-column-properties style:column-width="1.7201in" style:use-optimal-column-width="false"/>
    </style:style>
    <style:style style:name="TableColumn38" style:family="table-column">
      <style:table-column-properties style:column-width="1.9097in" style:use-optimal-column-width="false"/>
    </style:style>
    <style:style style:name="Table35" style:family="table">
      <style:table-properties style:width="6.4965in" style:rel-width="100%" fo:margin-left="0in" table:align="left"/>
    </style:style>
    <style:style style:name="TableRow39" style:family="table-row">
      <style:table-row-properties style:min-row-height="0.4263in" style:use-optimal-row-height="false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1" style:parent-style-name="Основнойшрифтабзаца" style:family="text">
      <style:text-properties fo:font-size="14pt" style:font-size-asian="14pt" style:font-size-complex="14pt"/>
    </style:style>
    <style:style style:name="TableCell42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text-properties fo:font-size="14pt" style:font-size-asian="14pt" style:font-size-complex="14pt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paragraph-properties fo:text-align="center" fo:line-height="115%"/>
    </style:style>
    <style:style style:name="T46" style:parent-style-name="Основнойшрифтабзаца" style:family="text">
      <style:text-properties fo:font-size="14pt" style:font-size-asian="14pt" style:font-size-complex="14pt"/>
    </style:style>
    <style:style style:name="TableRow47" style:family="table-row">
      <style:table-row-properties style:min-row-height="0.4263in" style:use-optimal-row-height="false"/>
    </style:style>
    <style:style style:name="TableCell4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9" style:parent-style-name="Основнойшрифтабзаца" style:family="text">
      <style:text-properties fo:font-size="14pt" style:font-size-asian="14pt" style:font-size-complex="14pt"/>
    </style:style>
    <style:style style:name="TableCell50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1" style:parent-style-name="Standard" style:family="paragraph">
      <style:text-properties fo:font-size="14pt" style:font-size-asian="14pt" style:font-size-complex="14pt"/>
    </style:style>
    <style:style style:name="TableCell5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3" style:parent-style-name="Standard" style:family="paragraph">
      <style:paragraph-properties fo:text-align="center"/>
    </style:style>
    <style:style style:name="T54" style:parent-style-name="Основнойшрифтабзаца" style:family="text">
      <style:text-properties fo:font-size="14pt" style:font-size-asian="14pt" style:font-size-complex="14pt"/>
    </style:style>
    <style:style style:name="T5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6" style:parent-style-name="Основнойшрифтабзаца" style:family="text">
      <style:text-properties fo:font-size="14pt" style:font-size-asian="14pt" style:font-size-complex="14pt"/>
    </style:style>
    <style:style style:name="T5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58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9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60" style:parent-style-name="Standard" style:family="paragraph">
      <style:paragraph-properties fo:text-align="center" fo:line-height="150%"/>
    </style:style>
    <style:style style:name="T6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62" style:parent-style-name="Standard" style:family="paragraph">
      <style:paragraph-properties fo:text-align="center" fo:line-height="150%"/>
    </style:style>
    <style:style style:name="T6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64" style:parent-style-name="ОбычныйИнтернет" style:family="paragraph">
      <style:paragraph-properties fo:line-height="150%" fo:text-indent="0.4916in"/>
    </style:style>
    <style:style style:name="T65" style:parent-style-name="Основнойшрифтабзаца" style:family="text">
      <style:text-properties fo:font-weight="bold" style:font-weight-asian="bold" fo:font-size="14pt" style:font-size-asian="14pt"/>
    </style:style>
    <style:style style:name="P66" style:parent-style-name="ОбычныйИнтернет" style:family="paragraph">
      <style:paragraph-properties fo:text-align="justify" fo:margin-top="0in" fo:margin-bottom="0in" fo:line-height="115%" fo:text-indent="0.4916in"/>
      <style:text-properties fo:font-size="14pt" style:font-size-asian="14pt" style:font-size-complex="14pt"/>
    </style:style>
    <style:style style:name="P67" style:parent-style-name="ОбычныйИнтернет" style:family="paragraph">
      <style:paragraph-properties fo:text-align="justify" fo:line-height="150%" fo:text-indent="0.4916in"/>
      <style:text-properties fo:font-weight="bold" style:font-weight-asian="bold" fo:font-size="14pt" style:font-size-asian="14pt" style:font-size-complex="14pt"/>
    </style:style>
    <style:style style:name="P68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69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70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71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72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73" style:parent-style-name="ОбычныйИнтернет" style:family="paragraph">
      <style:paragraph-properties fo:text-align="justify" fo:line-height="150%" fo:text-indent="0.4916in"/>
      <style:text-properties fo:font-weight="bold" style:font-weight-asian="bold" fo:font-size="14pt" style:font-size-asian="14pt" style:font-size-complex="14pt"/>
    </style:style>
    <style:style style:name="P74" style:parent-style-name="ОбычныйИнтернет" style:family="paragraph">
      <style:paragraph-properties fo:text-align="justify" fo:line-height="150%" fo:text-indent="0.4916in"/>
      <style:text-properties fo:font-weight="bold" style:font-weight-asian="bold" fo:font-size="14pt" style:font-size-asian="14pt" style:font-size-complex="14pt"/>
    </style:style>
    <style:style style:name="P75" style:parent-style-name="ОбычныйИнтернет" style:family="paragraph">
      <style:paragraph-properties fo:text-align="justify" fo:line-height="150%" fo:text-indent="0.4916in"/>
      <style:text-properties fo:font-weight="bold" style:font-weight-asian="bold" fo:font-size="14pt" style:font-size-asian="14pt" style:font-size-complex="14pt"/>
    </style:style>
    <style:style style:name="P76" style:parent-style-name="ОбычныйИнтернет" style:family="paragraph">
      <style:paragraph-properties fo:text-align="justify" fo:line-height="150%" fo:text-indent="0.4916in"/>
    </style:style>
    <style:style style:name="T77" style:parent-style-name="Основнойшрифтабзаца" style:family="text">
      <style:text-properties fo:font-size="14pt" style:font-size-asian="14pt" style:font-size-complex="14pt"/>
    </style:style>
    <style:style style:name="T78" style:parent-style-name="Основнойшрифтабзаца" style:family="text">
      <style:text-properties style:font-name-asian="MS Mincho" fo:font-size="14pt" style:font-size-asian="14pt" style:font-size-complex="14pt" style:language-asian="ja" style:country-asian="JP"/>
    </style:style>
    <style:style style:name="T79" style:parent-style-name="Основнойшрифтабзаца" style:family="text">
      <style:text-properties style:font-name-asian="MS Mincho" fo:font-size="14pt" style:font-size-asian="14pt" style:font-size-complex="14pt" style:language-asian="ja" style:country-asian="JP"/>
    </style:style>
    <style:style style:name="P80" style:parent-style-name="ОбычныйИнтернет" style:family="paragraph">
      <style:paragraph-properties fo:text-align="justify" fo:line-height="150%" fo:text-indent="0.4916in"/>
      <style:text-properties style:font-name-asian="MS Mincho" fo:font-size="14pt" style:font-size-asian="14pt" style:font-size-complex="14pt" style:language-asian="ja" style:country-asian="JP"/>
    </style:style>
    <style:style style:name="P81" style:parent-style-name="ОбычныйИнтернет" style:family="paragraph">
      <style:paragraph-properties fo:text-align="justify" fo:line-height="150%" fo:text-indent="0.4916in"/>
      <style:text-properties style:font-name-asian="MS Mincho" fo:font-size="14pt" style:font-size-asian="14pt" style:font-size-complex="14pt" style:language-asian="ja" style:country-asian="JP"/>
    </style:style>
    <style:style style:name="P82" style:parent-style-name="ОбычныйИнтернет" style:family="paragraph">
      <style:paragraph-properties fo:text-align="justify" fo:line-height="150%" fo:text-indent="0.4916in"/>
      <style:text-properties style:font-name-asian="MS Mincho" fo:font-size="14pt" style:font-size-asian="14pt" style:font-size-complex="14pt" style:language-asian="ja" style:country-asian="JP"/>
    </style:style>
    <style:style style:name="P83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84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85" style:parent-style-name="Обычный" style:family="paragraph">
      <style:paragraph-properties fo:break-before="page"/>
      <style:text-properties fo:hyphenate="true"/>
    </style:style>
    <style:style style:name="P86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87" style:parent-style-name="ОбычныйИнтернет" style:family="paragraph">
      <style:paragraph-properties fo:text-align="justify" fo:line-height="150%" fo:text-indent="0.4916in"/>
    </style:style>
    <style:style style:name="T8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89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ableColumn91" style:family="table-column">
      <style:table-column-properties style:column-width="2.2479in"/>
    </style:style>
    <style:style style:name="TableColumn92" style:family="table-column">
      <style:table-column-properties style:column-width="2.0145in"/>
    </style:style>
    <style:style style:name="TableColumn93" style:family="table-column">
      <style:table-column-properties style:column-width="2.227in"/>
    </style:style>
    <style:style style:name="Table90" style:family="table">
      <style:table-properties style:width="6.4895in" fo:margin-left="0in" table:align="left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ОбычныйИнтернет" style:family="paragraph">
      <style:paragraph-properties fo:text-align="justify" fo:line-height="150%"/>
      <style:text-properties fo:font-size="14pt" style:font-size-asian="14pt" style:font-size-complex="14pt"/>
    </style:style>
    <style:style style:name="TableCell97" style:family="table-cell">
      <style:table-cell-properties fo:border="0.0069in solid #000000" style:writing-mode="lr-tb" fo:padding-top="0in" fo:padding-left="0.0069in" fo:padding-bottom="0in" fo:padding-right="0.0069in"/>
    </style:style>
    <style:style style:name="P98" style:parent-style-name="ОбычныйИнтернет" style:family="paragraph">
      <style:paragraph-properties fo:text-align="justify" fo:line-height="150%"/>
      <style:text-properties style:font-name-asian="MS Mincho" fo:font-size="14pt" style:font-size-asian="14pt" style:font-size-complex="14pt" style:language-asian="ja" style:country-asian="JP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ОбычныйИнтернет" style:family="paragraph">
      <style:paragraph-properties fo:text-align="justify" fo:line-height="150%"/>
    </style:style>
    <style:style style:name="T101" style:parent-style-name="Основнойшрифтабзаца" style:family="text">
      <style:text-properties fo:font-size="14pt" style:font-size-asian="14pt" style:font-size-complex="14pt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ОбычныйИнтернет" style:family="paragraph">
      <style:paragraph-properties fo:text-align="justify" fo:line-height="150%"/>
      <style:text-properties fo:font-size="14pt" style:font-size-asian="14pt" style:font-size-complex="14pt"/>
    </style:style>
    <style:style style:name="TableCell105" style:family="table-cell">
      <style:table-cell-properties fo:border="0.0069in solid #000000" style:writing-mode="lr-tb" fo:padding-top="0in" fo:padding-left="0.0069in" fo:padding-bottom="0in" fo:padding-right="0.0069in"/>
    </style:style>
    <style:style style:name="P106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ОбычныйИнтернет" style:family="paragraph">
      <style:paragraph-properties fo:text-align="justify" fo:line-height="15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09" style:parent-style-name="ОбычныйИнтернет" style:family="paragraph">
      <style:paragraph-properties fo:text-align="justify" fo:line-height="150%"/>
    </style:style>
    <style:style style:name="T11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ОбычныйИнтернет" style:family="paragraph">
      <style:paragraph-properties fo:text-align="justify" fo:line-height="150%"/>
      <style:text-properties fo:font-size="14pt" style:font-size-asian="14pt" style:font-size-complex="14pt"/>
    </style:style>
    <style:style style:name="TableCell115" style:family="table-cell">
      <style:table-cell-properties fo:border="0.0069in solid #000000" style:writing-mode="lr-tb" fo:padding-top="0in" fo:padding-left="0.0069in" fo:padding-bottom="0in" fo:padding-right="0.0069in"/>
    </style:style>
    <style:style style:name="P116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ОбычныйИнтернет" style:family="paragraph">
      <style:paragraph-properties fo:text-align="justify" fo:line-height="15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19" style:parent-style-name="ОбычныйИнтернет" style:family="paragraph">
      <style:paragraph-properties fo:text-align="justify" fo:line-height="150%"/>
    </style:style>
    <style:style style:name="T12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ОбычныйИнтернет" style:family="paragraph">
      <style:paragraph-properties fo:text-align="justify" fo:line-height="150%"/>
      <style:text-properties fo:font-size="14pt" style:font-size-asian="14pt" style:font-size-complex="14pt"/>
    </style:style>
    <style:style style:name="TableCell125" style:family="table-cell">
      <style:table-cell-properties fo:border="0.0069in solid #000000" style:writing-mode="lr-tb" fo:padding-top="0in" fo:padding-left="0.0069in" fo:padding-bottom="0in" fo:padding-right="0.0069in"/>
    </style:style>
    <style:style style:name="P126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ОбычныйИнтернет" style:family="paragraph">
      <style:paragraph-properties fo:text-align="justify" fo:line-height="15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29" style:parent-style-name="ОбычныйИнтернет" style:family="paragraph">
      <style:paragraph-properties fo:text-align="justify" fo:line-height="150%"/>
    </style:style>
    <style:style style:name="T13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3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ОбычныйИнтернет" style:family="paragraph">
      <style:paragraph-properties fo:text-align="justify" fo:line-height="150%"/>
      <style:text-properties fo:font-size="14pt" style:font-size-asian="14pt" style:font-size-complex="14pt"/>
    </style:style>
    <style:style style:name="TableCell135" style:family="table-cell">
      <style:table-cell-properties fo:border="0.0069in solid #000000" style:writing-mode="lr-tb" fo:padding-top="0in" fo:padding-left="0.0069in" fo:padding-bottom="0in" fo:padding-right="0.0069in"/>
    </style:style>
    <style:style style:name="P136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ОбычныйИнтернет" style:family="paragraph">
      <style:paragraph-properties fo:text-align="justify" fo:line-height="15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39" style:parent-style-name="ОбычныйИнтернет" style:family="paragraph">
      <style:paragraph-properties fo:text-align="justify" fo:line-height="150%"/>
    </style:style>
    <style:style style:name="T14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4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42" style:parent-style-name="Standard" style:family="paragraph">
      <style:paragraph-properties fo:line-height="115%" fo:text-indent="0.2916in"/>
      <style:text-properties fo:font-weight="bold" style:font-weight-asian="bold" fo:font-size="14pt" style:font-size-asian="14pt" style:font-size-complex="14pt" fo:language="en" fo:country="US"/>
    </style:style>
    <style:style style:name="P143" style:parent-style-name="Standard" style:family="paragraph">
      <style:paragraph-properties fo:line-height="115%" fo:text-indent="0.2916in"/>
    </style:style>
    <style:style style:name="T144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14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46" style:parent-style-name="Standard" style:family="paragraph">
      <style:paragraph-properties fo:text-align="justify" fo:line-height="115%" fo:text-indent="0.4923in"/>
      <style:text-properties fo:font-size="14pt" style:font-size-asian="14pt"/>
    </style:style>
    <style:style style:name="P147" style:parent-style-name="Обычный" style:family="paragraph">
      <style:paragraph-properties fo:break-before="page"/>
      <style:text-properties fo:hyphenate="true"/>
    </style:style>
    <style:style style:name="P148" style:parent-style-name="Standard" style:family="paragraph">
      <style:paragraph-properties fo:text-align="justify" fo:line-height="115%" fo:text-indent="0.4923in"/>
      <style:text-properties fo:font-size="14pt" style:font-size-asian="14pt"/>
    </style:style>
    <style:style style:name="P149" style:parent-style-name="Standard" style:family="paragraph">
      <style:paragraph-properties fo:text-align="justify" fo:line-height="115%"/>
    </style:style>
    <style:style style:name="T150" style:parent-style-name="Основнойшрифтабзаца" style:family="text">
      <style:text-properties fo:font-weight="bold" style:font-weight-asian="bold" style:font-weight-complex="bold" fo:font-size="14pt" style:font-size-asian="14pt"/>
    </style:style>
    <style:style style:name="P151" style:parent-style-name="Standard" style:family="paragraph">
      <style:paragraph-properties fo:text-align="justify" fo:line-height="115%" fo:text-indent="0.4923in"/>
      <style:text-properties fo:font-weight="bold" style:font-weight-asian="bold" fo:font-style="italic" style:font-style-asian="italic" fo:font-size="14pt" style:font-size-asian="14pt"/>
    </style:style>
    <style:style style:name="P15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5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5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5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5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5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5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5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6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6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6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6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6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6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6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6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6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6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7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7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7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7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7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7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7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7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8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8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8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8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8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8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8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8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9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9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9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9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9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9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9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9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9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9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0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0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0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0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0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0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0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0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0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0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1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1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1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1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1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1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1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1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2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2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2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2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2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2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2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2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2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2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3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3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3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3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3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3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3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3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3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3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4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4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24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4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4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4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4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4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4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4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5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5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5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5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5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5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5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5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5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5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6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6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6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6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6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6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6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6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6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6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27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7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7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7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7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7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7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7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7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7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8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8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8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8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28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8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8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8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8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8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9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9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9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9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29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9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9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9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9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9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30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30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30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30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30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30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30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30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0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0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31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1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1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1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1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1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1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1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1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1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2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32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2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2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32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2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2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32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2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2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3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3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3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3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3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3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3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3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3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3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4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4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4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4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4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4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4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4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4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4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5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5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5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5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5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5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5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5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5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5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6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6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6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6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6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6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6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6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6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6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7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7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7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7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7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37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37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7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7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37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8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8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8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8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8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8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8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8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8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8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9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9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9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9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9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95" style:parent-style-name="Standard" style:family="paragraph">
      <style:paragraph-properties fo:text-align="justify" fo:line-height="115%" fo:text-indent="0.4923in"/>
    </style:style>
    <style:style style:name="T39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</office:automatic-styles>
  <office:body>
    <office:text text:use-soft-page-breaks="true">
      <text:p text:style-name="P1"><text:span text:style-name="T2">МИНОБРНАУКИ РОССИИ</text:span></text:p>
      <text:p text:style-name="P3"><text:span text:style-name="T4">Санкт-Петербургский государственный</text:span></text:p>
      <text:p text:style-name="P5"><text:span text:style-name="T6">электротехнический университет</text:span></text:p>
      <text:p text:style-name="P7"><text:span text:style-name="T8">«ЛЭТИ» им. В.И. Ульянова (Ленина)</text:span></text:p>
      <text:p text:style-name="P9"><text:span text:style-name="T10">Кафедра МО ЭВМ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<text:span text:style-name="T19">отчет</text:span></text:p>
      <text:p text:style-name="P20"><text:span text:style-name="T21">по лабораторной работе</text:span><text:span text:style-name="T22"><text:s/></text:span><text:span text:style-name="T23">№7</text:span></text:p>
      <text:p text:style-name="P24"><text:span text:style-name="T25">по<text:s/></text:span><text:span text:style-name="T26">дисциплине «Организация ЭВМ и систем»</text:span></text:p>
      <text:h text:style-name="Заголовок1" text:outline-level="1"><text:span text:style-name="Названиекниги">Тема:<text:s/></text:span><text:span text:style-name="T27">Использование арифметических операций над целыми числами и процедур в Ассемблере.</text:span></text:h>
      <text:p text:style-name="P28"/>
      <text:p text:style-name="P29"/>
      <text:p text:style-name="P30"/>
      <text:p text:style-name="P31"/>
      <text:p text:style-name="P32"/>
      <text:p text:style-name="P33"/>
      <text:p text:style-name="P34"/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Standard"><text:span text:style-name="T41">Студентка гр. 9382</text:span></text:p>
          </table:table-cell>
          <table:table-cell table:style-name="TableCell42">
            <text:p text:style-name="P43"/>
          </table:table-cell>
          <table:table-cell table:style-name="TableCell44">
            <text:p text:style-name="P45"><text:span text:style-name="T46">Пя С.</text:span></text:p>
          </table:table-cell>
        </table:table-row>
        <table:table-row table:style-name="TableRow47">
          <table:table-cell table:style-name="TableCell48">
            <text:p text:style-name="Standard"><text:span text:style-name="T49">Преподаватель</text:span></text:p>
          </table:table-cell>
          <table:table-cell table:style-name="TableCell50">
            <text:p text:style-name="P51"/>
          </table:table-cell>
          <table:table-cell table:style-name="TableCell52">
            <text:p text:style-name="P53"><text:span text:style-name="T54">Ефремов М</text:span><text:span text:style-name="T55">.</text:span><text:span text:style-name="T56">А</text:span><text:span text:style-name="T57">.</text:span></text:p>
          </table:table-cell>
        </table:table-row>
      </table:table>
      <text:p text:style-name="P58"/>
      <text:p text:style-name="P59"/>
      <text:p text:style-name="P60"><text:span text:style-name="T61">Санкт-Петербург</text:span></text:p>
      <text:p text:style-name="P62"><text:span text:style-name="T63">2020</text:span></text:p>
      <text:p text:style-name="P64"><text:span text:style-name="T65">Цель работы.</text:span></text:p>
      <text:p text:style-name="P66">Изучить арифметические операции над целыми числами и процедуры в Ассемблере.</text:p>
      <text:p text:style-name="P67">Теоретические сведения:</text:p>
      <text:p text:style-name="P68">Разработать на языке Ассемблер процессора IntelX86 две процедуры:</text:p>
      <text:p text:style-name="P69">• одна – выполняет прямое преобразование целого числа,<text:s/>заданного в регистре АХ ( или в<text:s/>паре регистров DХ:АX) в строку, представляющую его символьное изображение в<text:s/>заданной системе счисления (с учетом или без учета знака в зависимости от варианта<text:s/>задания);</text:p>
      <text:p text:style-name="P70">• другая - обратное преобразование строки, представляющей символьное изображение<text:s/>числа в заданной системе счисления в целое число,<text:s/>помещаемое в регистр АХ ( или в пару регистров DХ:АX)</text:p>
      <text:p text:style-name="P71">Строка должна храниться в памяти, а также выводиться на экран для индикации.<text:s/></text:p>
      <text:p text:style-name="P72">Отрицательные числа при представлении<text:s/>с учетом знака должны в памяти<text:s/>храниться в дополнительном коде, а на экране изображаться в прямом коде с явным<text:s/>указанием знака или в символьном виде со знаком.</text:p>
      <text:p text:style-name="P73">Задание:</text:p>
      <text:p text:style-name="P74">Вариант 1.1.4 – 16 бит, с учетом знака, 16-ичная СС</text:p>
      <text:p text:style-name="P75">Ход работы:</text:p>
      <text:p text:style-name="P76"><text:span text:style-name="T77">В регистр записывается число, которое необходимо перевести в строку. В программе реализовано две процедуры<text:s/></text:span><text:span text:style-name="T78">DEC_TO_HEX<text:s/></text:span><text:span text:style-name="T79">и HEX_TO_DEC.<text:s/></text:span></text:p>
      <text:p text:style-name="P80">Первая процедура<text:s/>DEC_TO_HEX<text:s/>начинает с проверки знака числа.<text:s/>Если число отрицательное, то оно инвертируется и инкрементируется для того, чтобы корректно был произведен перевод в строку.<text:s/>В<text:s/>начале<text:s/>строки<text:s/>записывается<text:s/>знак.<text:s/>Если число равно нулю, то сразу записывается нуль, как ответ, так как в последующем коде такой случай был бы исключительным. Ранее была объявлена переменная, нужная для того, чтобы проследить, нужно ли в строку записывать спереди идущие нули. Программа из числа берет цифру и записывает в символьном виде в строку, проверяя переменную, которая была упомянута в прошлом предложении. <text:s/>В конец строки добавляется символ конца строки, и строка выводится.</text:p>
      <text:p text:style-name="P81">Вторая процедура<text:s/>HEX_TO_DEC<text:s/>начинает со знака.<text:s/>Если это минус, то в конце нужно будет проинвертировать число и инкрементировать. Для проверки этого условия была объявлена переменная<text:s/>is_neg.<text:s/>Далее происходит считывание количества цифр и проход по строке. Расстояние в таблице<text:s/>ASCII<text:s/>между цифрами и буквами, использующимися в 16-ирчной СС равно 7, поэтому случаи с буквами нужно рассматривать немного по-другому.<text:s/>Результат записывается в другой регист для удобной работы, затем возвращается в AX.</text:p>
      <text:p text:style-name="P82">В основной процедуре сначала вызывается<text:s/>DEC_TO_HEX<text:s/>и выводится строка, которая является числом в 16-ичной СС. Затем вызывается<text:s/>HEX_TO_DEC, для проверки корректности вызывается заново<text:s/>DEC_TO_HEX,<text:s/>если строки совпадают, то их корректность очевидна.</text:p>
      <text:p text:style-name="P83"/>
      <text:p text:style-name="P84"/>
      <text:p text:style-name="P85"/>
      <text:p text:style-name="P86"/>
      <text:p text:style-name="P87"><text:span text:style-name="T88">Тестирование</text:span><text:span text:style-name="T89">.</text:span></text:p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</table:table-columns>
        <table:table-row table:style-name="TableRow94">
          <table:table-cell table:style-name="TableCell95">
            <text:p text:style-name="P96">№</text:p>
          </table:table-cell>
          <table:table-cell table:style-name="TableCell97">
            <text:p text:style-name="P98">Входные данные</text:p>
          </table:table-cell>
          <table:table-cell table:style-name="TableCell99">
            <text:p text:style-name="P100"><text:span text:style-name="T101">Результат</text:span></text:p>
          </table:table-cell>
        </table:table-row>
        <table:table-row table:style-name="TableRow102">
          <table:table-cell table:style-name="TableCell103">
            <text:p text:style-name="P104">1.</text:p>
          </table:table-cell>
          <table:table-cell table:style-name="TableCell105">
            <text:p text:style-name="P106">AX = 0h</text:p>
          </table:table-cell>
          <table:table-cell table:style-name="TableCell107">
            <text:p text:style-name="P108">Transformation to string:<text:s/>+0</text:p>
            <text:p text:style-name="P109"><text:span text:style-name="T110">Transformation from string to digit and back:</text:span><text:span text:style-name="T111"><text:s/>+0</text:span></text:p>
          </table:table-cell>
        </table:table-row>
        <table:table-row table:style-name="TableRow112">
          <table:table-cell table:style-name="TableCell113">
            <text:p text:style-name="P114">2.</text:p>
          </table:table-cell>
          <table:table-cell table:style-name="TableCell115">
            <text:p text:style-name="P116">AX = 8000h</text:p>
          </table:table-cell>
          <table:table-cell table:style-name="TableCell117">
            <text:p text:style-name="P118">Transformation to string:<text:s/>-8000</text:p>
            <text:p text:style-name="P119"><text:span text:style-name="T120">Transformation from string to digit and back:</text:span><text:span text:style-name="T121"><text:s/>-8000</text:span></text:p>
          </table:table-cell>
        </table:table-row>
        <table:table-row table:style-name="TableRow122">
          <table:table-cell table:style-name="TableCell123">
            <text:p text:style-name="P124">3.</text:p>
          </table:table-cell>
          <table:table-cell table:style-name="TableCell125">
            <text:p text:style-name="P126">AX = FFFFh</text:p>
          </table:table-cell>
          <table:table-cell table:style-name="TableCell127">
            <text:p text:style-name="P128">Transformation to string:<text:s/>-1</text:p>
            <text:p text:style-name="P129"><text:span text:style-name="T130">Transformation from string to digit and back:</text:span><text:span text:style-name="T131"><text:s/>-1</text:span></text:p>
          </table:table-cell>
        </table:table-row>
        <table:table-row table:style-name="TableRow132">
          <table:table-cell table:style-name="TableCell133">
            <text:p text:style-name="P134">4.</text:p>
          </table:table-cell>
          <table:table-cell table:style-name="TableCell135">
            <text:p text:style-name="P136">AX = 8001h</text:p>
          </table:table-cell>
          <table:table-cell table:style-name="TableCell137">
            <text:p text:style-name="P138">Transformation to string:<text:s/>-7FFF</text:p>
            <text:p text:style-name="P139"><text:span text:style-name="T140">Transformation from string to digit and back:</text:span><text:span text:style-name="T141"><text:s/>-7FFF</text:span></text:p>
          </table:table-cell>
        </table:table-row>
      </table:table>
      <text:p text:style-name="P142"/>
      <text:p text:style-name="P143"><text:span text:style-name="T144"><text:s text:c="4"/></text:span><text:span text:style-name="T145">Выводы.</text:span></text:p>
      <text:p text:style-name="P146">В результате выполнения лабораторной работы был разработан код, использующий арифметические операции над целыми числами и процедуры в ассемблере, написаны две процедуры по преобразованию числа в строку и обратно.</text:p>
      <text:p text:style-name="P147"/>
      <text:p text:style-name="P148"/>
      <text:p text:style-name="P149"><text:s/><text:tab/><text:span text:style-name="T150">Приложение.</text:span></text:p>
      <text:p text:style-name="P151">Текст файла<text:s/>7lab.asm</text:p>
      <text:p text:style-name="P152">STACKSG SEGMENT <text:s/>PARA STACK 'Stack'</text:p>
      <text:p text:style-name="P153"><text:s text:c="8"/>DW <text:s text:c="6"/>512 DUP(?)</text:p>
      <text:p text:style-name="P154">STACKSG<text:tab/>ENDS</text:p>
      <text:p text:style-name="P155"/>
      <text:p text:style-name="P156">DATASG <text:s/>SEGMENT <text:s/>PARA 'Data'; SEG DATA</text:p>
      <text:p text:style-name="P157"><text:tab/>KEEP_CS DW 0 ;</text:p>
      <text:p text:style-name="P158"><text:s text:c="8"/>MESSAGE1 DB 'Transformation to string: $'</text:p>
      <text:p text:style-name="P159"><text:s text:c="8"/>MESSAGE2 DB 'Transformation from string to digit and back: $'</text:p>
      <text:p text:style-name="P160"><text:tab/>STRING DB 35 DUP('0')</text:p>
      <text:p text:style-name="P161">DATASG<text:tab/>ENDS; ENDS DATA</text:p>
      <text:p text:style-name="P162"/>
      <text:p text:style-name="P163"/>
      <text:p text:style-name="P164">CODE SEGMENT; SEG CODE</text:p>
      <text:p text:style-name="P165">ASSUME <text:s/>DS:DataSG, CS:Code, SS:STACKSG</text:p>
      <text:p text:style-name="P166">;–32 768…+32 767</text:p>
      <text:p text:style-name="P167"/>
      <text:p text:style-name="P168">DEC_TO_HEX PROC NEAR</text:p>
      <text:p text:style-name="P169"><text:tab/>jmp start_1</text:p>
      <text:p text:style-name="P170"><text:tab/>delete_nul DW 0</text:p>
      <text:p text:style-name="P171">start_1:</text:p>
      <text:p text:style-name="P172"><text:span text:style-name="T173"><text:tab/>mov DI, 0h; DI -<text:s/></text:span><text:span text:style-name="T174">индекс</text:span><text:span text:style-name="T175"><text:s/></text:span><text:span text:style-name="T176">текущего</text:span><text:span text:style-name="T177"><text:s/></text:span><text:span text:style-name="T178">символа</text:span><text:span text:style-name="T179"><text:s/></text:span><text:span text:style-name="T180">строки</text:span></text:p>
      <text:p text:style-name="P181"><text:s text:c="4"/>cmp AX, 0</text:p>
      <text:p text:style-name="P182"><text:tab/>jge positive</text:p>
      <text:p text:style-name="P183"><text:tab/><text:tab/><text:tab/></text:p>
      <text:p text:style-name="P184">negative:</text:p>
      <text:p text:style-name="P185"><text:span text:style-name="T186"><text:tab/></text:span><text:span text:style-name="T187">mov STRING[DI], '-'</text:span></text:p>
      <text:p text:style-name="P188"><text:tab/>add DI, 1 ;инвертируем число и прибавляем единицу</text:p>
      <text:p text:style-name="P189"><text:span text:style-name="T190"><text:tab/></text:span><text:span text:style-name="T191">not AX</text:span></text:p>
      <text:p text:style-name="P192"><text:tab/>add AX,1</text:p>
      <text:p text:style-name="P193"><text:tab/>jmp scan_ax</text:p>
      <text:p text:style-name="P194"/>
      <text:p text:style-name="P195">check_nul:</text:p>
      <text:p text:style-name="P196"><text:tab/>cmp delete_nul, 0</text:p>
      <text:p text:style-name="P197"><text:tab/>je skip_char</text:p>
      <text:p text:style-name="P198"><text:tab/>jne no_skip_char</text:p>
      <text:p text:style-name="P199"/>
      <text:p text:style-name="P200">positive:</text:p>
      <text:p text:style-name="P201"><text:tab/>mov STRING[DI], '+'</text:p>
      <text:p text:style-name="P202"><text:tab/>add DI, 1</text:p>
      <text:p text:style-name="P203"><text:tab/>cmp AX, 0</text:p>
      <text:p text:style-name="P204"><text:tab/>je case_nul</text:p>
      <text:p text:style-name="P205"/>
      <text:p text:style-name="P206">scan_ax:</text:p>
      <text:p text:style-name="P207"><text:tab/>mov SI,AX ; записываем в si, ax</text:p>
      <text:p text:style-name="P208"><text:tab/>mov<text:tab/>cx, 4<text:tab/><text:tab/>; в слове 4 ниббла (полубайта)</text:p>
      <text:p text:style-name="P209"/>
      <text:p text:style-name="P210">next_char:</text:p>
      <text:p text:style-name="P211"><text:tab/>rol<text:tab/>ax, 1<text:tab/><text:tab/>; выдвигаем младшие 4 бита</text:p>
      <text:p text:style-name="P212"><text:span text:style-name="T213"><text:tab/></text:span><text:span text:style-name="T214">rol</text:span><text:span text:style-name="T215"><text:tab/>ax, 1</text:span></text:p>
      <text:p text:style-name="P216"><text:tab/>rol<text:tab/>ax, 1</text:p>
      <text:p text:style-name="P217"><text:tab/>rol<text:tab/>ax, 1</text:p>
      <text:p text:style-name="P218"><text:span text:style-name="T219"><text:tab/>push</text:span><text:span text:style-name="T220"><text:tab/>ax</text:span><text:span text:style-name="T221"><text:tab/></text:span><text:span text:style-name="T222"><text:tab/>;<text:s/></text:span><text:span text:style-name="T223">сохраним</text:span><text:span text:style-name="T224"><text:s/>AX</text:span></text:p>
      <text:p text:style-name="P225"><text:span text:style-name="T226"><text:tab/>and</text:span><text:span text:style-name="T227"><text:tab/>al, 0Fh</text:span><text:span text:style-name="T228"><text:tab/></text:span><text:span text:style-name="T229"><text:tab/>;<text:s/></text:span><text:span text:style-name="T230">оставляем</text:span><text:span text:style-name="T231"><text:s/>4<text:s/></text:span><text:span text:style-name="T232">младших</text:span><text:span text:style-name="T233"><text:s/></text:span><text:span text:style-name="T234">бита</text:span><text:span text:style-name="T235"><text:s/>AL</text:span></text:p>
      <text:p text:style-name="P236"><text:span text:style-name="T237"><text:tab/></text:span><text:span text:style-name="T238">cmp</text:span><text:span text:style-name="T239"><text:tab/>al, 0Ah</text:span><text:span text:style-name="T240"><text:tab/></text:span><text:span text:style-name="T241"><text:tab/>; сравниваем AL со значением 10</text:span></text:p>
      <text:p text:style-name="P242"><text:tab/>sbb<text:tab/>al, 69h<text:tab/><text:tab/>; целочисленное вычитание с заёмом</text:p>
      <text:p text:style-name="P243"><text:tab/>das<text:tab/><text:tab/><text:tab/>; BCD-коррекция после вычитания</text:p>
      <text:p text:style-name="P244"><text:tab/>cmp al, '0'</text:p>
      <text:p text:style-name="P245"><text:span text:style-name="T246"><text:tab/></text:span><text:span text:style-name="T247">je check_nul</text:span></text:p>
      <text:p text:style-name="P248"><text:tab/>mov delete_nul, 1</text:p>
      <text:p text:style-name="P249"/>
      <text:p text:style-name="P250">no_skip_char:</text:p>
      <text:p text:style-name="P251"><text:tab/>mov STRING[DI], al</text:p>
      <text:p text:style-name="P252"><text:tab/>add DI, 1</text:p>
      <text:p text:style-name="P253"/>
      <text:p text:style-name="P254">skip_char:</text:p>
      <text:p text:style-name="P255"><text:span text:style-name="T256"><text:tab/>pop</text:span><text:span text:style-name="T257"><text:tab/>ax</text:span><text:span text:style-name="T258"><text:tab/></text:span><text:span text:style-name="T259"><text:tab/>;<text:s/></text:span><text:span text:style-name="T260">восстановим</text:span><text:span text:style-name="T261"><text:s/>AX</text:span></text:p>
      <text:p text:style-name="P262"><text:tab/>loop next_char</text:p>
      <text:p text:style-name="P263"><text:tab/>jmp end_1</text:p>
      <text:p text:style-name="P264"/>
      <text:p text:style-name="P265">case_nul:</text:p>
      <text:p text:style-name="P266"><text:tab/>mov STRING[DI], '0'</text:p>
      <text:p text:style-name="P267"><text:span text:style-name="T268"><text:tab/></text:span><text:span text:style-name="T269">add DI, 1</text:span></text:p>
      <text:p text:style-name="P270"/>
      <text:p text:style-name="P271">end_1: ; когда прошли все регистры</text:p>
      <text:p text:style-name="P272"><text:tab/>mov STRING[DI],'$' ; добавляем в конец строки символ конца строки</text:p>
      <text:p text:style-name="P273"><text:tab/>mov DX,offset STRING ; записываем в dx сдвиг строки</text:p>
      <text:p text:style-name="P274"><text:span text:style-name="T275"><text:tab/></text:span><text:span text:style-name="T276">ret</text:span></text:p>
      <text:p text:style-name="P277">DEC_TO_HEX ENDP<text:tab/></text:p>
      <text:p text:style-name="P278"/>
      <text:p text:style-name="P279">HEX_TO_DEC PROC FAR</text:p>
      <text:p text:style-name="P280"><text:tab/>jmp start_2</text:p>
      <text:p text:style-name="P281"><text:span text:style-name="T282"><text:tab/></text:span><text:span text:style-name="T283">IS_NEG DB 0; отвечает за знак числа</text:span></text:p>
      <text:p text:style-name="P284"/>
      <text:p text:style-name="P285">start_2:</text:p>
      <text:p text:style-name="P286"><text:span text:style-name="T287"><text:tab/>mov AX,0;<text:s/></text:span><text:span text:style-name="T288">обнуляем</text:span><text:span text:style-name="T289"><text:s/>ax</text:span></text:p>
      <text:p text:style-name="P290"><text:tab/>mov CX, 0</text:p>
      <text:p text:style-name="P291"><text:span text:style-name="T292"><text:tab/></text:span><text:span text:style-name="T293">mov SI,0; за индекс строки будет отвечать si</text:span></text:p>
      <text:p text:style-name="P294"><text:tab/>cmp STRING[SI],'-' ; сравниваем первый элемент строки с минусом</text:p>
      <text:p text:style-name="P295"><text:tab/>jne positive_parse; если не равен минусу, то число положительное</text:p>
      <text:p text:style-name="P296"><text:tab/>;если равен то отрицательное</text:p>
      <text:p text:style-name="P297"><text:tab/>mov IS_NEG,1; в is_neg записываем 1</text:p>
      <text:p text:style-name="P298"/>
      <text:p text:style-name="P299">positive_parse: ; если число положительно</text:p>
      <text:p text:style-name="P300"><text:tab/>mov SI,0 ; кладем в SI 0</text:p>
      <text:p text:style-name="P301"/>
      <text:p text:style-name="P302">len_loop: ; считаем длину строки</text:p>
      <text:p text:style-name="P303"><text:tab/>add SI,1</text:p>
      <text:p text:style-name="P304"><text:tab/>cmp STRING[SI],'$' ; сравниваем элемент строки с $</text:p>
      <text:p text:style-name="P305"><text:tab/>jne len_loop ; если не равен $ то возвращаемся в цикл</text:p>
      <text:p text:style-name="P306"/>
      <text:p text:style-name="P307"><text:span text:style-name="T308"><text:tab/></text:span><text:span text:style-name="T309">mov DI, SI</text:span></text:p>
      <text:p text:style-name="P310"><text:tab/>lea SI, STRING</text:p>
      <text:p text:style-name="P311"><text:tab/>inc SI</text:p>
      <text:p text:style-name="P312"><text:tab/>xor cx, cx</text:p>
      <text:p text:style-name="P313"><text:tab/>cld</text:p>
      <text:p text:style-name="P314"/>
      <text:p text:style-name="P315">number_construct:</text:p>
      <text:p text:style-name="P316"><text:tab/>xor AX, AX</text:p>
      <text:p text:style-name="P317"><text:span text:style-name="T318"><text:tab/>dec DI ;<text:s/></text:span><text:span text:style-name="T319">декреминтим</text:span><text:span text:style-name="T320"><text:s/>DI</text:span></text:p>
      <text:p text:style-name="P321"><text:span text:style-name="T322"><text:tab/></text:span><text:span text:style-name="T323">cmp DI,0 ; сравниваем DI с 0</text:span></text:p>
      <text:p text:style-name="P324"><text:span text:style-name="T325"><text:tab/></text:span><text:span text:style-name="T326">jle done ; DI &lt;= 0</text:span></text:p>
      <text:p text:style-name="P327"><text:tab/>lodsb</text:p>
      <text:p text:style-name="P328"><text:tab/>cmp al, 'A'</text:p>
      <text:p text:style-name="P329"><text:tab/>jge bukva</text:p>
      <text:p text:style-name="P330"/>
      <text:p text:style-name="P331">continue:</text:p>
      <text:p text:style-name="P332"><text:tab/>sub al, '0'</text:p>
      <text:p text:style-name="P333"><text:tab/>xchg ax, cx</text:p>
      <text:p text:style-name="P334"><text:tab/>mov dx, 10h</text:p>
      <text:p text:style-name="P335"><text:s text:c="4"/>mul dx</text:p>
      <text:p text:style-name="P336"><text:tab/>add cx, ax</text:p>
      <text:p text:style-name="P337"><text:tab/>jmp number_construct</text:p>
      <text:p text:style-name="P338">done:</text:p>
      <text:p text:style-name="P339"><text:tab/>mov ax, cx</text:p>
      <text:p text:style-name="P340"><text:tab/>cmp IS_NEG, 1</text:p>
      <text:p text:style-name="P341"><text:tab/>je check_negative</text:p>
      <text:p text:style-name="P342"><text:tab/>jmp end_2</text:p>
      <text:p text:style-name="P343"/>
      <text:p text:style-name="P344">bukva:</text:p>
      <text:p text:style-name="P345"><text:tab/>sub al, 7</text:p>
      <text:p text:style-name="P346"><text:tab/>jmp continue</text:p>
      <text:p text:style-name="P347"/>
      <text:p text:style-name="P348">check_negative:</text:p>
      <text:p text:style-name="P349"><text:tab/>not ax</text:p>
      <text:p text:style-name="P350"><text:tab/>add ax, 1</text:p>
      <text:p text:style-name="P351"/>
      <text:p text:style-name="P352">end_2:</text:p>
      <text:p text:style-name="P353"><text:tab/>ret</text:p>
      <text:p text:style-name="P354">HEX_TO_DEC ENDP</text:p>
      <text:p text:style-name="P355"/>
      <text:p text:style-name="P356"/>
      <text:p text:style-name="P357">Main PROC FAR</text:p>
      <text:p text:style-name="P358"><text:s text:c="3"/><text:tab/>mov <text:s/>ax, DATASG <text:s text:c="20"/></text:p>
      <text:p text:style-name="P359"><text:s text:c="3"/><text:tab/>mov <text:s/>ds, ax <text:s text:c="2"/></text:p>
      <text:p text:style-name="P360"><text:tab/></text:p>
      <text:p text:style-name="P361"><text:s text:c="8"/>mov DX, offset MESSAGE1</text:p>
      <text:p text:style-name="P362"><text:s text:c="8"/>mov ah,09h;</text:p>
      <text:p text:style-name="P363"><text:tab/>int 21h;</text:p>
      <text:p text:style-name="P364"><text:tab/>mov AX, 08001h</text:p>
      <text:p text:style-name="P365"><text:tab/>call DEC_TO_HEX</text:p>
      <text:p text:style-name="P366"><text:tab/>mov ah,09h;</text:p>
      <text:p text:style-name="P367"><text:tab/>int 21h;</text:p>
      <text:p text:style-name="P368"><text:tab/></text:p>
      <text:p text:style-name="P369"><text:tab/>mov dl, 10</text:p>
      <text:p text:style-name="P370"><text:tab/>mov ah, 02h</text:p>
      <text:p text:style-name="P371"><text:tab/>int 21h</text:p>
      <text:p text:style-name="P372"><text:span text:style-name="T373"><text:tab/></text:span><text:span text:style-name="T374">mov dl, 13</text:span></text:p>
      <text:p text:style-name="P375"><text:tab/>mov ah, 02h</text:p>
      <text:p text:style-name="P376"><text:span text:style-name="T377"><text:tab/></text:span><text:span text:style-name="T378">int 21h</text:span></text:p>
      <text:p text:style-name="P379"/>
      <text:p text:style-name="P380"><text:s text:c="8"/>mov DX, offset MESSAGE2</text:p>
      <text:p text:style-name="P381"><text:s text:c="8"/>mov ah,09h;</text:p>
      <text:p text:style-name="P382"><text:tab/>int 21h;</text:p>
      <text:p text:style-name="P383"><text:tab/>mov ax, 0</text:p>
      <text:p text:style-name="P384"><text:tab/>call HEX_TO_DEC</text:p>
      <text:p text:style-name="P385"><text:tab/>call DEC_TO_HEX</text:p>
      <text:p text:style-name="P386"/>
      <text:p text:style-name="P387"><text:tab/>mov ah,09h</text:p>
      <text:p text:style-name="P388"><text:tab/>int 21h</text:p>
      <text:p text:style-name="P389"/>
      <text:p text:style-name="P390"><text:tab/>mov ah,4Ch;</text:p>
      <text:p text:style-name="P391"><text:tab/>int 21h;</text:p>
      <text:p text:style-name="P392"><text:tab/></text:p>
      <text:p text:style-name="P393">Main <text:s text:c="5"/>ENDP</text:p>
      <text:p text:style-name="P394">CODE <text:s text:c="5"/>ENDS</text:p>
      <text:p text:style-name="P395"><text:span text:style-name="T396">END Mai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Noto Sans CJK SC Regular" svg:font-family="Noto Sans CJK SC Regular" style:font-family-generic="system" style:font-pitch="variable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MS Mincho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default-outline-level="1">
      <style:paragraph-properties fo:keep-with-next="always" fo:text-align="center"/>
      <style:text-properties fo:font-size="14pt" style:font-size-asian="14pt" style:font-size-complex="14pt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font-size-complex="12pt" style:language-asian="ru" style:country-asian="RU"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Список" style:display-name="Список" style:family="paragraph" style:parent-style-name="Textbody">
      <style:text-properties style:font-name-complex="Lohit Devanagari" fo:hyphenate="tru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tru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true"/>
    </style:style>
    <style:style style:name="Заголовок" style:display-name="Заголовок" style:family="paragraph" style:parent-style-name="Standard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true"/>
    </style:style>
    <style:style style:name="Указатель" style:display-name="Указатель" style:family="paragraph" style:parent-style-name="Standard">
      <style:paragraph-properties text:number-lines="false"/>
      <style:text-properties style:font-name-complex="Lohit Devanagari" fo:hyphenate="true"/>
    </style:style>
    <style:style style:name="Times14_РИО2" style:display-name="Times14_РИО2" style:family="paragraph" style:parent-style-name="Standard">
      <style:paragraph-properties fo:text-align="justify" fo:line-height="130%" fo:text-indent="0.4923in">
        <style:tab-stops>
          <style:tab-stop style:type="left" style:position="0.4923in"/>
        </style:tab-stops>
      </style:paragraph-properties>
      <style:text-properties fo:font-size="14pt" style:font-size-asian="14pt" fo:hyphenate="tru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/>
      <style:text-properties fo:hyphenate="true"/>
    </style:style>
    <style:style style:name="Текст" style:display-name="Текст" style:family="paragraph" style:parent-style-name="Standard">
      <style:paragraph-properties fo:margin-bottom="0.1111in"/>
      <style:text-properties style:font-name="Courier New" style:font-name-asian="Courier New" style:font-name-complex="Courier New" fo:font-size="10pt" style:font-size-asian="10pt" style:font-size-complex="10pt" fo:hyphenate="true"/>
    </style:style>
    <style:style style:name="Абзацсписка" style:display-name="Абзац списка" style:family="paragraph" style:parent-style-name="Standard">
      <style:paragraph-properties fo:margin-bottom="0.1111in" fo:margin-left="0.5in">
        <style:tab-stops/>
      </style:paragraph-properties>
      <style:text-properties style:font-name-complex="DejaVu Sans"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Текствыноски" style:display-name="Текст выноски" style:family="paragraph" style:parent-style-name="Standard">
      <style:text-properties style:font-name="Segoe UI" style:font-name-asian="Segoe UI" style:font-name-complex="Segoe UI" fo:font-size="9pt" style:font-size-asian="9pt" style:font-size-complex="9pt" fo:hyphenate="tru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ТекстЗнак" style:display-name="Текст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asian="Times New Roman" style:font-name-complex="Segoe UI" fo:font-size="9pt" style:font-size-asian="9pt" style:font-size-complex="9pt" style:language-asian="ru" style:country-asian="RU"/>
    </style:style>
    <style:style style:name="Текстсноски" style:display-name="Текст сноски" style:family="paragraph" style:parent-style-name="Обычный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ru" style:country-asian="RU" fo:hyphenate="true"/>
    </style:style>
    <style:style style:name="ТекстсноскиЗнак" style:display-name="Текст сноски Знак" style:family="text" style:parent-style-name="Основнойшрифтабзаца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ru" style:country-asian="RU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2" style:display-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avel Martinenko</meta:initial-creator>
    <dc:creator>Учетная запись Майкрософт</dc:creator>
    <meta:creation-date>2019-09-17T11:31:00Z</meta:creation-date>
    <dc:date>2020-12-10T09:13:00Z</dc:date>
    <meta:print-date>2019-09-18T23:43:00Z</meta:print-date>
    <meta:template xlink:href="Normal" xlink:type="simple"/>
    <meta:editing-cycles>23</meta:editing-cycles>
    <meta:editing-duration>PT24660S</meta:editing-duration>
    <meta:user-defined meta:name="AppVersion">16.0000</meta:user-defined>
    <meta:user-defined meta:name="Company">Tex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3" meta:word-count="985" meta:character-count="6587" meta:row-count="46" meta:non-whitespace-character-count="5615"/>
  </office:meta>
</office:document-meta>
</file>